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.033693392s</text:p>
          </table:table-cell>
          <table:table-cell/>
        </table:table-row>
        <table:table-row table:style-name="ro1">
          <table:table-cell office:value-type="float" office:value="0.035958515" calcext:value-type="float">
            <text:p>0.0359585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35764872" calcext:value-type="float">
            <text:p>0.03576487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3471236" calcext:value-type="float">
            <text:p>0.034712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36249124" calcext:value-type="float">
            <text:p>0.036249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35887213" calcext:value-type="float">
            <text:p>0.0358872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37197169" calcext:value-type="float">
            <text:p>0.0371971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35839223" calcext:value-type="float">
            <text:p>0.0358392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35892124" calcext:value-type="float">
            <text:p>0.035892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.035801061" calcext:value-type="float">
            <text:p>0.03580106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an=0.035699505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1:49:34.727799907</meta:creation-date>
    <dc:date>2019-12-12T11:56:50.496172444</dc:date>
    <meta:editing-duration>PT7M16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